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ed3" officeooo:paragraph-rsid="000efed3"/>
    </style:style>
    <style:style style:name="T1" style:family="text">
      <style:text-properties fo:color="#000000" style:font-name="Arial" fo:font-size="11pt" fo:background-color="transparent" loext:char-shading-value="0"/>
    </style:style>
    <text:list-style style:name="L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pan text:style-name="T1">Create bucket MyBucket and folder MySecretFolder. Write a bucket policy which allows all users to retrieve any object in MyBucket except those in the MySecretFolder. It also grants put and delete permission to the root user of AWS account.</text:span></text:p>
      <text:p text:style-name="P1"><text:span text:style-name="T1">Deliverable: Bucket policy</text:span></text:p>
      <text:p text:style-name="P1"><text:span text:style-name="T1"/></text:p>
      <text:p text:style-name="P1">{</text:p>
      <text:p text:style-name="P1"><text:s text:c="4"/>"Version": "2012-10-17",</text:p>
      <text:p text:style-name="P1"><text:s text:c="4"/>"Id": "Policy1563165012789",</text:p>
      <text:p text:style-name="P1"><text:s text:c="4"/>"Statement": [</text:p>
      <text:p text:style-name="P1"><text:s text:c="8"/>{</text:p>
      <text:p text:style-name="P1"><text:s text:c="12"/>"Sid": "Stmt1563128588400",</text:p>
      <text:p text:style-name="P1"><text:s text:c="12"/>"Effect": "Allow",</text:p>
      <text:p text:style-name="P1"><text:s text:c="12"/>"Principal": "*",</text:p>
      <text:p text:style-name="P1"><text:s text:c="12"/>"Action": "s3:GetObject",</text:p>
      <text:p text:style-name="P1"><text:s text:c="12"/>"Resource": "arn:aws:s3:::mybucket-av-training-q3/*"</text:p>
      <text:p text:style-name="P1"><text:s text:c="8"/>},</text:p>
      <text:p text:style-name="P1"><text:s text:c="8"/>{</text:p>
      <text:p text:style-name="P1"><text:s text:c="12"/>"Sid": "Stmt1563129284076",</text:p>
      <text:p text:style-name="P1"><text:s text:c="12"/>"Effect": "Deny",</text:p>
      <text:p text:style-name="P1"><text:s text:c="12"/>"Principal": "*",</text:p>
      <text:p text:style-name="P1"><text:s text:c="12"/>"Action": "s3:*",</text:p>
      <text:p text:style-name="P1"><text:s text:c="12"/>"Resource": "arn:aws:s3:::mybucket-av-training-q3/mysecretfolder/*",</text:p>
      <text:p text:style-name="P1"><text:s text:c="12"/>"Condition": {</text:p>
      <text:p text:style-name="P1"><text:s text:c="16"/>"ArnNotEquals": {</text:p>
      <text:p text:style-name="P1"><text:s text:c="20"/>"aws:PrincipalArn": "arn:aws:sts::488599217855:federated-user/Mumbai_PE/avinash.sidhwani@quantiphi.com"</text:p>
      <text:p text:style-name="P1"><text:s text:c="16"/>}</text:p>
      <text:p text:style-name="P1"><text:s text:c="12"/>}</text:p>
      <text:p text:style-name="P1"><text:s text:c="8"/>},</text:p>
      <text:p text:style-name="P1"><text:s text:c="8"/>{</text:p>
      <text:p text:style-name="P1"><text:s text:c="12"/>"Sid": "Stmt1563129550000",</text:p>
      <text:p text:style-name="P1"><text:s text:c="12"/>"Effect": "Allow",</text:p>
      <text:p text:style-name="P1"><text:s text:c="12"/>"Principal": {</text:p>
      <text:p text:style-name="P1"><text:s text:c="16"/>"AWS": "arn:aws:iam::488599217855:root"</text:p>
      <text:p text:style-name="P1"><text:s text:c="12"/>},</text:p>
      <text:p text:style-name="P1"><text:s text:c="12"/>"Action": [</text:p>
      <text:p text:style-name="P1"><text:s text:c="16"/>"s3:DeleteObject",</text:p>
      <text:p text:style-name="P1"><text:s text:c="16"/>"s3:PutObject"</text:p>
      <text:p text:style-name="P1"><text:s text:c="12"/>],</text:p>
      <text:p text:style-name="P1"><text:s text:c="12"/>"Resource": "arn:aws:s3:::mybucket-av-training-q3/*"</text:p>
      <text:p text:style-name="P1"><text:s text:c="8"/>}</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0:11:17.088639441</meta:creation-date>
    <dc:date>2019-07-15T10:12:53.784029169</dc:date>
    <meta:editing-duration>PT1M37S</meta:editing-duration>
    <meta:editing-cycles>1</meta:editing-cycles>
    <meta:document-statistic meta:table-count="0" meta:image-count="0" meta:object-count="0" meta:page-count="1" meta:paragraph-count="39" meta:word-count="102" meta:character-count="1355" meta:non-whitespace-character-count="900"/>
    <meta:generator>LibreOffice/6.0.3.2$Linux_X86_64 LibreOffice_project/00m0$Build-2</meta:generator>
  </office:meta>
</office:document-meta>
</file>